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13"/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heet1.X57" table:end-x="0.406cm" table:end-y="0.255cm" draw:z-index="0" draw:style-name="gr1" svg:width="35.927cm" svg:height="26.61cm" svg:x="0.609cm" svg:y="0.129cm">
              <draw:object draw:notify-on-update-of-ranges="Sheet1.E15:Sheet1.E49 Sheet1.G15:Sheet1.G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/>
          <table:table-cell office:value-type="string">
            <text:p>periods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k</text:p>
          </table:table-cell>
          <table:table-cell table:style-name="ce1" table:formula="of:=2/(1+[.E3])" office:value-type="float" office:value="0.181818181818182">
            <text:p>0.181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em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1">
            <text:p>1.01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6]+0.01" office:value-type="float" office:value="1.02">
            <text:p>1.02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7]+0.01" office:value-type="float" office:value="1.03">
            <text:p>1.03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8]+0.01" office:value-type="float" office:value="1.04">
            <text:p>1.04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9]+0.01" office:value-type="float" office:value="1.05">
            <text:p>1.05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0]+0.01" office:value-type="float" office:value="1.06">
            <text:p>1.06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1]+0.01" office:value-type="float" office:value="1.07">
            <text:p>1.07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+0.01" office:value-type="float" office:value="1.08">
            <text:p>1.08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3]+0.01" office:value-type="float" office:value="1.09">
            <text:p>1.09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4]+0.01" office:value-type="float" office:value="1.1">
            <text:p>1.1000</text:p>
          </table:table-cell>
          <table:table-cell table:style-name="ce1" table:formula="of:=AVERAGE([.D6:.D15])" office:value-type="float" office:value="1.055">
            <text:p>1.0550</text:p>
          </table:table-cell>
          <table:table-cell table:style-name="ce2"/>
          <table:table-cell table:style-name="ce1" table:formula="of:=[.E15]" office:value-type="float" office:value="1.055">
            <text:p>1.0550</text:p>
          </table:table-cell>
          <table:table-cell/>
        </table:table-row>
        <table:table-row table:style-name="ro1">
          <table:table-cell table:number-columns-repeated="3"/>
          <table:table-cell table:formula="of:=[.D15]+0.01" office:value-type="float" office:value="1.11">
            <text:p>1.1100</text:p>
          </table:table-cell>
          <table:table-cell table:style-name="ce1" table:formula="of:=AVERAGE([.D7:.D16])" office:value-type="float" office:value="1.065">
            <text:p>1.0650</text:p>
          </table:table-cell>
          <table:table-cell table:style-name="ce2" table:formula="of:=(([.D16]-[.E15])*[.$E$4])" office:value-type="float" office:value="0.01">
            <text:p>0.01000000</text:p>
          </table:table-cell>
          <table:table-cell table:style-name="ce3" table:formula="of:=[.G15]+[.F16]" office:value-type="float" office:value="1.065">
            <text:p>1.0650</text:p>
          </table:table-cell>
          <table:table-cell/>
        </table:table-row>
        <table:table-row table:style-name="ro1">
          <table:table-cell table:number-columns-repeated="3"/>
          <table:table-cell table:formula="of:=[.D16]+0.01" office:value-type="float" office:value="1.12">
            <text:p>1.1200</text:p>
          </table:table-cell>
          <table:table-cell table:style-name="ce1" table:formula="of:=AVERAGE([.D8:.D17])" office:value-type="float" office:value="1.075">
            <text:p>1.0750</text:p>
          </table:table-cell>
          <table:table-cell table:style-name="ce2" table:formula="of:=(([.D17]-[.E16])*[.$E$4])" office:value-type="float" office:value="0.01">
            <text:p>0.01000000</text:p>
          </table:table-cell>
          <table:table-cell table:style-name="ce3" table:formula="of:=[.G16]+[.F17]" office:value-type="float" office:value="1.075">
            <text:p>1.0750</text:p>
          </table:table-cell>
          <table:table-cell/>
        </table:table-row>
        <table:table-row table:style-name="ro1">
          <table:table-cell table:number-columns-repeated="3"/>
          <table:table-cell table:formula="of:=[.D17]+0.01" office:value-type="float" office:value="1.13">
            <text:p>1.1300</text:p>
          </table:table-cell>
          <table:table-cell table:style-name="ce1" table:formula="of:=AVERAGE([.D9:.D18])" office:value-type="float" office:value="1.085">
            <text:p>1.0850</text:p>
          </table:table-cell>
          <table:table-cell table:style-name="ce2" table:formula="of:=(([.D18]-[.E17])*[.$E$4])" office:value-type="float" office:value="0.0100000000000001">
            <text:p>0.01000000</text:p>
          </table:table-cell>
          <table:table-cell table:style-name="ce3" table:formula="of:=[.G17]+[.F18]" office:value-type="float" office:value="1.085">
            <text:p>1.0850</text:p>
          </table:table-cell>
          <table:table-cell/>
        </table:table-row>
        <table:table-row table:style-name="ro1">
          <table:table-cell table:number-columns-repeated="3"/>
          <table:table-cell table:formula="of:=[.D18]+0.01" office:value-type="float" office:value="1.14">
            <text:p>1.1400</text:p>
          </table:table-cell>
          <table:table-cell table:style-name="ce1" table:formula="of:=AVERAGE([.D10:.D19])" office:value-type="float" office:value="1.095">
            <text:p>1.0950</text:p>
          </table:table-cell>
          <table:table-cell table:style-name="ce2" table:formula="of:=(([.D19]-[.E18])*[.$E$4])" office:value-type="float" office:value="0.00999999999999999">
            <text:p>0.01000000</text:p>
          </table:table-cell>
          <table:table-cell table:style-name="ce3" table:formula="of:=[.G18]+[.F19]" office:value-type="float" office:value="1.095">
            <text:p>1.095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15">
            <text:p>1.1500</text:p>
          </table:table-cell>
          <table:table-cell table:style-name="ce1" table:formula="of:=AVERAGE([.D11:.D20])" office:value-type="float" office:value="1.105">
            <text:p>1.1050</text:p>
          </table:table-cell>
          <table:table-cell table:style-name="ce2" table:formula="of:=(([.D20]-[.E19])*[.$E$4])" office:value-type="float" office:value="0.00999999999999995">
            <text:p>0.01000000</text:p>
          </table:table-cell>
          <table:table-cell table:style-name="ce3" table:formula="of:=[.G19]+[.F20]" office:value-type="float" office:value="1.105">
            <text:p>1.1050</text:p>
          </table:table-cell>
          <table:table-cell/>
        </table:table-row>
        <table:table-row table:style-name="ro1">
          <table:table-cell table:number-columns-repeated="3"/>
          <table:table-cell table:formula="of:=[.D20]" office:value-type="float" office:value="1.15">
            <text:p>1.1500</text:p>
          </table:table-cell>
          <table:table-cell table:style-name="ce1" table:formula="of:=AVERAGE([.D12:.D21])" office:value-type="float" office:value="1.114">
            <text:p>1.1140</text:p>
          </table:table-cell>
          <table:table-cell table:style-name="ce2" table:formula="of:=(([.D21]-[.E20])*[.$E$4])" office:value-type="float" office:value="0.00818181818181817">
            <text:p>0.00818182</text:p>
          </table:table-cell>
          <table:table-cell table:style-name="ce3" table:formula="of:=[.G20]+[.F21]" office:value-type="float" office:value="1.11318181818182">
            <text:p>1.11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25">
            <text:p>1.2500</text:p>
          </table:table-cell>
          <table:table-cell table:style-name="ce1" table:formula="of:=AVERAGE([.D13:.D22])" office:value-type="float" office:value="1.132">
            <text:p>1.1320</text:p>
          </table:table-cell>
          <table:table-cell table:style-name="ce2" table:formula="of:=(([.D22]-[.E21])*[.$E$4])" office:value-type="float" office:value="0.0247272727272727">
            <text:p>0.02472727</text:p>
          </table:table-cell>
          <table:table-cell table:style-name="ce3" table:formula="of:=[.G21]+[.F22]" office:value-type="float" office:value="1.13790909090909">
            <text:p>1.13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15">
            <text:p>1.1500</text:p>
          </table:table-cell>
          <table:table-cell table:style-name="ce1" table:formula="of:=AVERAGE([.D14:.D23])" office:value-type="float" office:value="1.139">
            <text:p>1.1390</text:p>
          </table:table-cell>
          <table:table-cell table:style-name="ce2" table:formula="of:=(([.D23]-[.E22])*[.$E$4])" office:value-type="float" office:value="0.00327272727272724">
            <text:p>0.00327273</text:p>
          </table:table-cell>
          <table:table-cell table:style-name="ce3" table:formula="of:=[.G22]+[.F23]" office:value-type="float" office:value="1.14118181818182">
            <text:p>1.1412</text:p>
          </table:table-cell>
          <table:table-cell/>
        </table:table-row>
        <table:table-row table:style-name="ro1">
          <table:table-cell table:number-columns-repeated="3"/>
          <table:table-cell table:formula="of:=[.D23]" office:value-type="float" office:value="1.15">
            <text:p>1.1500</text:p>
          </table:table-cell>
          <table:table-cell table:style-name="ce1" table:formula="of:=AVERAGE([.D15:.D24])" office:value-type="float" office:value="1.145">
            <text:p>1.1450</text:p>
          </table:table-cell>
          <table:table-cell table:style-name="ce2" table:formula="of:=(([.D24]-[.E23])*[.$E$4])" office:value-type="float" office:value="0.00199999999999998">
            <text:p>0.00200000</text:p>
          </table:table-cell>
          <table:table-cell table:style-name="ce3" table:formula="of:=[.G23]+[.F24]" office:value-type="float" office:value="1.14318181818182">
            <text:p>1.1432</text:p>
          </table:table-cell>
          <table:table-cell/>
        </table:table-row>
        <table:table-row table:style-name="ro1">
          <table:table-cell table:number-columns-repeated="3"/>
          <table:table-cell table:formula="of:=[.D24]" office:value-type="float" office:value="1.15">
            <text:p>1.1500</text:p>
          </table:table-cell>
          <table:table-cell table:style-name="ce1" table:formula="of:=AVERAGE([.D16:.D25])" office:value-type="float" office:value="1.15">
            <text:p>1.1500</text:p>
          </table:table-cell>
          <table:table-cell table:style-name="ce2" table:formula="of:=(([.D25]-[.E24])*[.$E$4])" office:value-type="float" office:value="0.00090909090909089">
            <text:p>0.00090909</text:p>
          </table:table-cell>
          <table:table-cell table:style-name="ce3" table:formula="of:=[.G24]+[.F25]" office:value-type="float" office:value="1.14409090909091">
            <text:p>1.1441</text:p>
          </table:table-cell>
          <table:table-cell/>
        </table:table-row>
        <table:table-row table:style-name="ro1">
          <table:table-cell table:number-columns-repeated="3"/>
          <table:table-cell table:formula="of:=[.D25]" office:value-type="float" office:value="1.15">
            <text:p>1.1500</text:p>
          </table:table-cell>
          <table:table-cell table:style-name="ce1" table:formula="of:=AVERAGE([.D17:.D26])" office:value-type="float" office:value="1.154">
            <text:p>1.1540</text:p>
          </table:table-cell>
          <table:table-cell table:style-name="ce2" table:formula="of:=(([.D26]-[.E25])*[.$E$4])" office:value-type="float" office:value="0">
            <text:p>0.00000000</text:p>
          </table:table-cell>
          <table:table-cell table:style-name="ce3" table:formula="of:=[.G25]+[.F26]" office:value-type="float" office:value="1.14409090909091">
            <text:p>1.1441</text:p>
          </table:table-cell>
          <table:table-cell/>
        </table:table-row>
        <table:table-row table:style-name="ro1">
          <table:table-cell table:number-columns-repeated="3"/>
          <table:table-cell table:formula="of:=[.D26]" office:value-type="float" office:value="1.15">
            <text:p>1.1500</text:p>
          </table:table-cell>
          <table:table-cell table:style-name="ce1" table:formula="of:=AVERAGE([.D18:.D27])" office:value-type="float" office:value="1.157">
            <text:p>1.1570</text:p>
          </table:table-cell>
          <table:table-cell table:style-name="ce2" table:formula="of:=(([.D27]-[.E26])*[.$E$4])" office:value-type="float" office:value="-0.000727272727272809">
            <text:p>-0.00072727</text:p>
          </table:table-cell>
          <table:table-cell table:style-name="ce3" table:formula="of:=[.G26]+[.F27]" office:value-type="float" office:value="1.14336363636364">
            <text:p>1.1434</text:p>
          </table:table-cell>
          <table:table-cell/>
        </table:table-row>
        <table:table-row table:style-name="ro1">
          <table:table-cell table:number-columns-repeated="3"/>
          <table:table-cell table:formula="of:=[.D27]" office:value-type="float" office:value="1.15">
            <text:p>1.1500</text:p>
          </table:table-cell>
          <table:table-cell table:style-name="ce1" table:formula="of:=AVERAGE([.D19:.D28])" office:value-type="float" office:value="1.159">
            <text:p>1.1590</text:p>
          </table:table-cell>
          <table:table-cell table:style-name="ce2" table:formula="of:=(([.D28]-[.E27])*[.$E$4])" office:value-type="float" office:value="-0.00127272727272733">
            <text:p>-0.00127273</text:p>
          </table:table-cell>
          <table:table-cell table:style-name="ce3" table:formula="of:=[.G27]+[.F28]" office:value-type="float" office:value="1.14209090909091">
            <text:p>1.1421</text:p>
          </table:table-cell>
          <table:table-cell/>
        </table:table-row>
        <table:table-row table:style-name="ro1">
          <table:table-cell table:number-columns-repeated="3"/>
          <table:table-cell table:formula="of:=[.D28]" office:value-type="float" office:value="1.15">
            <text:p>1.1500</text:p>
          </table:table-cell>
          <table:table-cell table:style-name="ce1" table:formula="of:=AVERAGE([.D20:.D29])" office:value-type="float" office:value="1.16">
            <text:p>1.1600</text:p>
          </table:table-cell>
          <table:table-cell table:style-name="ce2" table:formula="of:=(([.D29]-[.E28])*[.$E$4])" office:value-type="float" office:value="-0.0016363636363637">
            <text:p>-0.00163636</text:p>
          </table:table-cell>
          <table:table-cell table:style-name="ce3" table:formula="of:=[.G28]+[.F29]" office:value-type="float" office:value="1.14045454545455">
            <text:p>1.1405</text:p>
          </table:table-cell>
          <table:table-cell/>
        </table:table-row>
        <table:table-row table:style-name="ro1">
          <table:table-cell table:number-columns-repeated="3"/>
          <table:table-cell table:formula="of:=[.D29]" office:value-type="float" office:value="1.15">
            <text:p>1.1500</text:p>
          </table:table-cell>
          <table:table-cell table:style-name="ce1" table:formula="of:=AVERAGE([.D21:.D30])" office:value-type="float" office:value="1.16">
            <text:p>1.1600</text:p>
          </table:table-cell>
          <table:table-cell table:style-name="ce2" table:formula="of:=(([.D30]-[.E29])*[.$E$4])" office:value-type="float" office:value="-0.00181818181818186">
            <text:p>-0.00181818</text:p>
          </table:table-cell>
          <table:table-cell table:style-name="ce3" table:formula="of:=[.G29]+[.F30]" office:value-type="float" office:value="1.13863636363636">
            <text:p>1.1386</text:p>
          </table:table-cell>
          <table:table-cell/>
        </table:table-row>
        <table:table-row table:style-name="ro1">
          <table:table-cell table:number-columns-repeated="3"/>
          <table:table-cell table:formula="of:=[.D30]" office:value-type="float" office:value="1.15">
            <text:p>1.1500</text:p>
          </table:table-cell>
          <table:table-cell table:style-name="ce1" table:formula="of:=AVERAGE([.D22:.D31])" office:value-type="float" office:value="1.16">
            <text:p>1.1600</text:p>
          </table:table-cell>
          <table:table-cell table:style-name="ce2" table:formula="of:=(([.D31]-[.E30])*[.$E$4])" office:value-type="float" office:value="-0.00181818181818186">
            <text:p>-0.00181818</text:p>
          </table:table-cell>
          <table:table-cell table:style-name="ce3" table:formula="of:=[.G30]+[.F31]" office:value-type="float" office:value="1.13681818181818">
            <text:p>1.1368</text:p>
          </table:table-cell>
          <table:table-cell/>
        </table:table-row>
        <table:table-row table:style-name="ro1">
          <table:table-cell table:number-columns-repeated="3"/>
          <table:table-cell table:formula="of:=[.D31]" office:value-type="float" office:value="1.15">
            <text:p>1.1500</text:p>
          </table:table-cell>
          <table:table-cell table:style-name="ce1" table:formula="of:=AVERAGE([.D23:.D32])" office:value-type="float" office:value="1.15">
            <text:p>1.1500</text:p>
          </table:table-cell>
          <table:table-cell table:style-name="ce2" table:formula="of:=(([.D32]-[.E31])*[.$E$4])" office:value-type="float" office:value="-0.00181818181818186">
            <text:p>-0.00181818</text:p>
          </table:table-cell>
          <table:table-cell table:style-name="ce3" table:formula="of:=[.G31]+[.F32]" office:value-type="float" office:value="1.135">
            <text:p>1.1350</text:p>
          </table:table-cell>
          <table:table-cell/>
        </table:table-row>
        <table:table-row table:style-name="ro1">
          <table:table-cell table:number-columns-repeated="3"/>
          <table:table-cell table:formula="of:=[.D32]" office:value-type="float" office:value="1.15">
            <text:p>1.1500</text:p>
          </table:table-cell>
          <table:table-cell table:style-name="ce1" table:formula="of:=AVERAGE([.D24:.D33])" office:value-type="float" office:value="1.15">
            <text:p>1.1500</text:p>
          </table:table-cell>
          <table:table-cell table:style-name="ce2" table:formula="of:=(([.D33]-[.E32])*[.$E$4])" office:value-type="float" office:value="0">
            <text:p>0.00000000</text:p>
          </table:table-cell>
          <table:table-cell table:style-name="ce3" table:formula="of:=[.G32]+[.F33]" office:value-type="float" office:value="1.135">
            <text:p>1.1350</text:p>
          </table:table-cell>
          <table:table-cell/>
        </table:table-row>
        <table:table-row table:style-name="ro1">
          <table:table-cell table:number-columns-repeated="3"/>
          <table:table-cell table:formula="of:=[.D33]" office:value-type="float" office:value="1.15">
            <text:p>1.1500</text:p>
          </table:table-cell>
          <table:table-cell table:style-name="ce1" table:formula="of:=AVERAGE([.D25:.D34])" office:value-type="float" office:value="1.15">
            <text:p>1.1500</text:p>
          </table:table-cell>
          <table:table-cell table:style-name="ce2" table:formula="of:=(([.D34]-[.E33])*[.$E$4])" office:value-type="float" office:value="0">
            <text:p>0.00000000</text:p>
          </table:table-cell>
          <table:table-cell table:style-name="ce3" table:formula="of:=[.G33]+[.F34]" office:value-type="float" office:value="1.135">
            <text:p>1.135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1">
            <text:p>1.1000</text:p>
          </table:table-cell>
          <table:table-cell table:style-name="ce1" table:formula="of:=AVERAGE([.D26:.D35])" office:value-type="float" office:value="1.145">
            <text:p>1.1450</text:p>
          </table:table-cell>
          <table:table-cell table:style-name="ce2" table:formula="of:=(([.D35]-[.E34])*[.$E$4])" office:value-type="float" office:value="-0.0090909090909091">
            <text:p>-0.00909091</text:p>
          </table:table-cell>
          <table:table-cell table:style-name="ce3" table:formula="of:=[.G34]+[.F35]" office:value-type="float" office:value="1.12590909090909">
            <text:p>1.12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15">
            <text:p>1.1500</text:p>
          </table:table-cell>
          <table:table-cell table:style-name="ce1" table:formula="of:=AVERAGE([.D27:.D36])" office:value-type="float" office:value="1.145">
            <text:p>1.1450</text:p>
          </table:table-cell>
          <table:table-cell table:style-name="ce2" table:formula="of:=(([.D36]-[.E35])*[.$E$4])" office:value-type="float" office:value="0.00090909090909089">
            <text:p>0.00090909</text:p>
          </table:table-cell>
          <table:table-cell table:style-name="ce3" table:formula="of:=[.G35]+[.F36]" office:value-type="float" office:value="1.12681818181818">
            <text:p>1.1268</text:p>
          </table:table-cell>
          <table:table-cell/>
        </table:table-row>
        <table:table-row table:style-name="ro1">
          <table:table-cell table:number-columns-repeated="3"/>
          <table:table-cell table:formula="of:=[.D36]+0.01" office:value-type="float" office:value="1.16">
            <text:p>1.1600</text:p>
          </table:table-cell>
          <table:table-cell table:style-name="ce1" table:formula="of:=AVERAGE([.D28:.D37])" office:value-type="float" office:value="1.146">
            <text:p>1.1460</text:p>
          </table:table-cell>
          <table:table-cell table:style-name="ce2" table:formula="of:=(([.D37]-[.E36])*[.$E$4])" office:value-type="float" office:value="0.00272727272727271">
            <text:p>0.00272727</text:p>
          </table:table-cell>
          <table:table-cell table:style-name="ce3" table:formula="of:=[.G36]+[.F37]" office:value-type="float" office:value="1.12954545454545">
            <text:p>1.1295</text:p>
          </table:table-cell>
          <table:table-cell/>
        </table:table-row>
        <table:table-row table:style-name="ro1">
          <table:table-cell table:number-columns-repeated="3"/>
          <table:table-cell table:formula="of:=[.D37]+0.01" office:value-type="float" office:value="1.17">
            <text:p>1.1700</text:p>
          </table:table-cell>
          <table:table-cell table:style-name="ce1" table:formula="of:=AVERAGE([.D29:.D38])" office:value-type="float" office:value="1.148">
            <text:p>1.1480</text:p>
          </table:table-cell>
          <table:table-cell table:style-name="ce2" table:formula="of:=(([.D38]-[.E37])*[.$E$4])" office:value-type="float" office:value="0.00436363636363633">
            <text:p>0.00436364</text:p>
          </table:table-cell>
          <table:table-cell table:style-name="ce3" table:formula="of:=[.G37]+[.F38]" office:value-type="float" office:value="1.13390909090909">
            <text:p>1.1339</text:p>
          </table:table-cell>
          <table:table-cell/>
        </table:table-row>
        <table:table-row table:style-name="ro1">
          <table:table-cell table:number-columns-repeated="3"/>
          <table:table-cell table:formula="of:=[.D38]+0.01" office:value-type="float" office:value="1.18">
            <text:p>1.1800</text:p>
          </table:table-cell>
          <table:table-cell table:style-name="ce1" table:formula="of:=AVERAGE([.D30:.D39])" office:value-type="float" office:value="1.151">
            <text:p>1.1510</text:p>
          </table:table-cell>
          <table:table-cell table:style-name="ce2" table:formula="of:=(([.D39]-[.E38])*[.$E$4])" office:value-type="float" office:value="0.00581818181818178">
            <text:p>0.00581818</text:p>
          </table:table-cell>
          <table:table-cell table:style-name="ce3" table:formula="of:=[.G38]+[.F39]" office:value-type="float" office:value="1.13972727272727">
            <text:p>1.1397</text:p>
          </table:table-cell>
          <table:table-cell/>
        </table:table-row>
        <table:table-row table:style-name="ro1">
          <table:table-cell table:number-columns-repeated="3"/>
          <table:table-cell table:formula="of:=[.D39]+0.01" office:value-type="float" office:value="1.19">
            <text:p>1.1900</text:p>
          </table:table-cell>
          <table:table-cell table:style-name="ce1" table:formula="of:=AVERAGE([.D31:.D40])" office:value-type="float" office:value="1.155">
            <text:p>1.1550</text:p>
          </table:table-cell>
          <table:table-cell table:style-name="ce2" table:formula="of:=(([.D40]-[.E39])*[.$E$4])" office:value-type="float" office:value="0.00709090909090908">
            <text:p>0.00709091</text:p>
          </table:table-cell>
          <table:table-cell table:style-name="ce3" table:formula="of:=[.G39]+[.F40]" office:value-type="float" office:value="1.14681818181818">
            <text:p>1.1468</text:p>
          </table:table-cell>
          <table:table-cell/>
        </table:table-row>
        <table:table-row table:style-name="ro1">
          <table:table-cell table:number-columns-repeated="3"/>
          <table:table-cell table:formula="of:=[.D40]+0.01" office:value-type="float" office:value="1.2">
            <text:p>1.2000</text:p>
          </table:table-cell>
          <table:table-cell table:style-name="ce1" table:formula="of:=AVERAGE([.D32:.D41])" office:value-type="float" office:value="1.16">
            <text:p>1.1600</text:p>
          </table:table-cell>
          <table:table-cell table:style-name="ce2" table:formula="of:=(([.D41]-[.E40])*[.$E$4])" office:value-type="float" office:value="0.00818181818181821">
            <text:p>0.00818182</text:p>
          </table:table-cell>
          <table:table-cell table:style-name="ce3" table:formula="of:=[.G40]+[.F41]" office:value-type="float" office:value="1.155">
            <text:p>1.1550</text:p>
          </table:table-cell>
          <table:table-cell/>
        </table:table-row>
        <table:table-row table:style-name="ro1">
          <table:table-cell table:number-columns-repeated="3"/>
          <table:table-cell table:formula="of:=[.D41]+0.01" office:value-type="float" office:value="1.21">
            <text:p>1.2100</text:p>
          </table:table-cell>
          <table:table-cell table:style-name="ce1" table:formula="of:=AVERAGE([.D33:.D42])" office:value-type="float" office:value="1.166">
            <text:p>1.1660</text:p>
          </table:table-cell>
          <table:table-cell table:style-name="ce2" table:formula="of:=(([.D42]-[.E41])*[.$E$4])" office:value-type="float" office:value="0.0090909090909091">
            <text:p>0.00909091</text:p>
          </table:table-cell>
          <table:table-cell table:style-name="ce3" table:formula="of:=[.G41]+[.F42]" office:value-type="float" office:value="1.16409090909091">
            <text:p>1.1641</text:p>
          </table:table-cell>
          <table:table-cell/>
        </table:table-row>
        <table:table-row table:style-name="ro1">
          <table:table-cell table:number-columns-repeated="3"/>
          <table:table-cell table:formula="of:=[.D42]+0.01" office:value-type="float" office:value="1.22">
            <text:p>1.2200</text:p>
          </table:table-cell>
          <table:table-cell table:style-name="ce1" table:formula="of:=AVERAGE([.D34:.D43])" office:value-type="float" office:value="1.173">
            <text:p>1.1730</text:p>
          </table:table-cell>
          <table:table-cell table:style-name="ce2" table:formula="of:=(([.D43]-[.E42])*[.$E$4])" office:value-type="float" office:value="0.00981818181818183">
            <text:p>0.00981818</text:p>
          </table:table-cell>
          <table:table-cell table:style-name="ce3" table:formula="of:=[.G42]+[.F43]" office:value-type="float" office:value="1.17390909090909">
            <text:p>1.1739</text:p>
          </table:table-cell>
          <table:table-cell/>
        </table:table-row>
        <table:table-row table:style-name="ro1">
          <table:table-cell table:number-columns-repeated="3"/>
          <table:table-cell table:formula="of:=[.D43]+0.01" office:value-type="float" office:value="1.23">
            <text:p>1.2300</text:p>
          </table:table-cell>
          <table:table-cell table:style-name="ce1" table:formula="of:=AVERAGE([.D35:.D44])" office:value-type="float" office:value="1.181">
            <text:p>1.1810</text:p>
          </table:table-cell>
          <table:table-cell table:style-name="ce2" table:formula="of:=(([.D44]-[.E43])*[.$E$4])" office:value-type="float" office:value="0.0103636363636364">
            <text:p>0.01036364</text:p>
          </table:table-cell>
          <table:table-cell table:style-name="ce3" table:formula="of:=[.G43]+[.F44]" office:value-type="float" office:value="1.18427272727273">
            <text:p>1.1843</text:p>
          </table:table-cell>
          <table:table-cell/>
        </table:table-row>
        <table:table-row table:style-name="ro1">
          <table:table-cell table:number-columns-repeated="3"/>
          <table:table-cell table:formula="of:=[.D44]+0.01" office:value-type="float" office:value="1.24">
            <text:p>1.2400</text:p>
          </table:table-cell>
          <table:table-cell table:style-name="ce1" table:formula="of:=AVERAGE([.D36:.D45])" office:value-type="float" office:value="1.195">
            <text:p>1.1950</text:p>
          </table:table-cell>
          <table:table-cell table:style-name="ce2" table:formula="of:=(([.D45]-[.E44])*[.$E$4])" office:value-type="float" office:value="0.0107272727272727">
            <text:p>0.01072727</text:p>
          </table:table-cell>
          <table:table-cell table:style-name="ce3" table:formula="of:=[.G44]+[.F45]" office:value-type="float" office:value="1.195">
            <text:p>1.1950</text:p>
          </table:table-cell>
          <table:table-cell/>
        </table:table-row>
        <table:table-row table:style-name="ro1">
          <table:table-cell table:number-columns-repeated="3"/>
          <table:table-cell table:formula="of:=[.D45]+0.01" office:value-type="float" office:value="1.25">
            <text:p>1.2500</text:p>
          </table:table-cell>
          <table:table-cell table:style-name="ce1" table:formula="of:=AVERAGE([.D37:.D46])" office:value-type="float" office:value="1.205">
            <text:p>1.2050</text:p>
          </table:table-cell>
          <table:table-cell table:style-name="ce2" table:formula="of:=(([.D46]-[.E45])*[.$E$4])" office:value-type="float" office:value="0.00999999999999999">
            <text:p>0.01000000</text:p>
          </table:table-cell>
          <table:table-cell table:style-name="ce3" table:formula="of:=[.G45]+[.F46]" office:value-type="float" office:value="1.205">
            <text:p>1.2050</text:p>
          </table:table-cell>
          <table:table-cell/>
        </table:table-row>
        <table:table-row table:style-name="ro1">
          <table:table-cell table:number-columns-repeated="3"/>
          <table:table-cell table:formula="of:=[.D46]+0.01" office:value-type="float" office:value="1.26">
            <text:p>1.2600</text:p>
          </table:table-cell>
          <table:table-cell table:style-name="ce1" table:formula="of:=AVERAGE([.D38:.D47])" office:value-type="float" office:value="1.215">
            <text:p>1.2150</text:p>
          </table:table-cell>
          <table:table-cell table:style-name="ce2" table:formula="of:=(([.D47]-[.E46])*[.$E$4])" office:value-type="float" office:value="0.01">
            <text:p>0.01000000</text:p>
          </table:table-cell>
          <table:table-cell table:style-name="ce3" table:formula="of:=[.G46]+[.F47]" office:value-type="float" office:value="1.215">
            <text:p>1.2150</text:p>
          </table:table-cell>
          <table:table-cell/>
        </table:table-row>
        <table:table-row table:style-name="ro1">
          <table:table-cell table:number-columns-repeated="3"/>
          <table:table-cell table:formula="of:=[.D47]+0.01" office:value-type="float" office:value="1.27">
            <text:p>1.2700</text:p>
          </table:table-cell>
          <table:table-cell table:style-name="ce1" table:formula="of:=AVERAGE([.D39:.D48])" office:value-type="float" office:value="1.225">
            <text:p>1.2250</text:p>
          </table:table-cell>
          <table:table-cell table:style-name="ce2" table:formula="of:=(([.D48]-[.E47])*[.$E$4])" office:value-type="float" office:value="0.00999999999999999">
            <text:p>0.01000000</text:p>
          </table:table-cell>
          <table:table-cell table:style-name="ce3" table:formula="of:=[.G47]+[.F48]" office:value-type="float" office:value="1.225">
            <text:p>1.2250</text:p>
          </table:table-cell>
          <table:table-cell/>
        </table:table-row>
        <table:table-row table:style-name="ro1">
          <table:table-cell table:number-columns-repeated="3"/>
          <table:table-cell table:formula="of:=[.D48]+0.01" office:value-type="float" office:value="1.28">
            <text:p>1.2800</text:p>
          </table:table-cell>
          <table:table-cell table:style-name="ce1" table:formula="of:=AVERAGE([.D40:.D49])" office:value-type="float" office:value="1.235">
            <text:p>1.2350</text:p>
          </table:table-cell>
          <table:table-cell table:style-name="ce2" table:formula="of:=(([.D49]-[.E48])*[.$E$4])" office:value-type="float" office:value="0.01">
            <text:p>0.01000000</text:p>
          </table:table-cell>
          <table:table-cell table:style-name="ce3" table:formula="of:=[.G48]+[.F49]" office:value-type="float" office:value="1.235">
            <text:p>1.2350</text:p>
          </table:table-cell>
          <table:table-cell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7">27/10/2010</text:date>, <text:time>23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rey Cann</meta:initial-creator>
    <meta:creation-date>2010-10-27T23:14:46</meta:creation-date>
    <dc:date>2010-10-27T23:31:52</dc:date>
    <dc:creator>Jeffrey Cann</dc:creator>
    <meta:editing-duration>PT00H01M55S</meta:editing-duration>
    <meta:editing-cycles>1</meta:editing-cycles>
    <meta:document-statistic meta:table-count="3" meta:cell-count="153" meta:object-count="1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108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928cm" svg:height="26.611cm" xlink:href=".." chart:class="chart:line" chart:style-name="ch1">
        <chart:plot-area chart:style-name="ch2" table:cell-range-address="Sheet1.E15:Sheet1.E49 Sheet1.G15:Sheet1.G49" svg:x="0.718cm" svg:y="0.532cm" svg:width="34.492cm" svg:height="25.547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15:Sheet1.E49" chart:class="chart:line">
            <chart:data-point chart:repeated="35"/>
          </chart:series>
          <chart:series chart:style-name="ch7" chart:values-cell-range-address="Sheet1.G15:Sheet1.G49" chart:class="chart:line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55">
                <text:p text:id="Sheet1.E15:Sheet1.E49">1.055</text:p>
              </table:table-cell>
              <table:table-cell office:value-type="float" office:value="1.055">
                <text:p text:id="Sheet1.G15:Sheet1.G49">1.0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5">
                <text:p>1.065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75">
                <text:p>1.07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85">
                <text:p>1.085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5">
                <text:p>1.095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5">
                <text:p>1.105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4">
                <text:p>1.114</text:p>
              </table:table-cell>
              <table:table-cell office:value-type="float" office:value="1.11318181818182">
                <text:p>1.11318181818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32">
                <text:p>1.132</text:p>
              </table:table-cell>
              <table:table-cell office:value-type="float" office:value="1.13790909090909">
                <text:p>1.13790909090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39">
                <text:p>1.139</text:p>
              </table:table-cell>
              <table:table-cell office:value-type="float" office:value="1.14118181818182">
                <text:p>1.14118181818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45">
                <text:p>1.145</text:p>
              </table:table-cell>
              <table:table-cell office:value-type="float" office:value="1.14318181818182">
                <text:p>1.1431818181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1.14409090909091">
                <text:p>1.144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54">
                <text:p>1.154</text:p>
              </table:table-cell>
              <table:table-cell office:value-type="float" office:value="1.14409090909091">
                <text:p>1.1440909090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57">
                <text:p>1.157</text:p>
              </table:table-cell>
              <table:table-cell office:value-type="float" office:value="1.14336363636364">
                <text:p>1.14336363636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59">
                <text:p>1.159</text:p>
              </table:table-cell>
              <table:table-cell office:value-type="float" office:value="1.14209090909091">
                <text:p>1.14209090909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">
                <text:p>1.16</text:p>
              </table:table-cell>
              <table:table-cell office:value-type="float" office:value="1.14045454545455">
                <text:p>1.14045454545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">
                <text:p>1.16</text:p>
              </table:table-cell>
              <table:table-cell office:value-type="float" office:value="1.13863636363636">
                <text:p>1.13863636363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">
                <text:p>1.16</text:p>
              </table:table-cell>
              <table:table-cell office:value-type="float" office:value="1.13681818181818">
                <text:p>1.13681818181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5">
                <text:p>1.15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5">
                <text:p>1.15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">
                <text:p>1.15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45">
                <text:p>1.145</text:p>
              </table:table-cell>
              <table:table-cell office:value-type="float" office:value="1.12590909090909">
                <text:p>1.1259090909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5">
                <text:p>1.145</text:p>
              </table:table-cell>
              <table:table-cell office:value-type="float" office:value="1.12681818181818">
                <text:p>1.1268181818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46">
                <text:p>1.146</text:p>
              </table:table-cell>
              <table:table-cell office:value-type="float" office:value="1.12954545454545">
                <text:p>1.12954545454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48">
                <text:p>1.148</text:p>
              </table:table-cell>
              <table:table-cell office:value-type="float" office:value="1.13390909090909">
                <text:p>1.13390909090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51">
                <text:p>1.151</text:p>
              </table:table-cell>
              <table:table-cell office:value-type="float" office:value="1.13972727272727">
                <text:p>1.13972727272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55">
                <text:p>1.155</text:p>
              </table:table-cell>
              <table:table-cell office:value-type="float" office:value="1.14681818181818">
                <text:p>1.14681818181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6">
                <text:p>1.16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66">
                <text:p>1.166</text:p>
              </table:table-cell>
              <table:table-cell office:value-type="float" office:value="1.16409090909091">
                <text:p>1.164090909090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73">
                <text:p>1.173</text:p>
              </table:table-cell>
              <table:table-cell office:value-type="float" office:value="1.17390909090909">
                <text:p>1.17390909090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81">
                <text:p>1.181</text:p>
              </table:table-cell>
              <table:table-cell office:value-type="float" office:value="1.18427272727273">
                <text:p>1.18427272727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95">
                <text:p>1.195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05">
                <text:p>1.205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15">
                <text:p>1.215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25">
                <text:p>1.225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35">
                <text:p>1.235</text:p>
              </table:table-cell>
              <table:table-cell office:value-type="float" office:value="1.235">
                <text:p>1.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